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e376" officeooo:paragraph-rsid="0013e376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oslaunch turtlebot3_fake turtlebot3_fake.launch</text:p>
      <text:p text:style-name="Standard"/>
      <text:p text:style-name="Standard"/>
      <text:p text:style-name="Standard">rosrun rqt_graph rqt_graph</text:p>
      <text:p text:style-name="Standard">/catkin_ws$ rosrun rqt_graph rqt_graph</text:p>
      <text:p text:style-name="Standard"/>
      <text:p text:style-name="Standard">roslaunch turtlebot3_gazebo turtlebot3_world.launch</text:p>
      <text:p text:style-name="Standard">oslaunch turtlebot3_gazebo turtlebot3_empty_world.launch</text:p>
      <text:p text:style-name="Standard"/>
      <text:p text:style-name="Standard">roslaunch turtlebot3_teleop turtlebot3_teleop_key.launch</text:p>
      <text:p text:style-name="Standard"/>
      <text:p text:style-name="P1">rodrigo</text:p>
      <text:p text:style-name="P1"/>
      <text:p text:style-name="P1">roslaunch turtlebot3_gazebo turtlebot3_empty_world.launch</text:p>
      <text:p text:style-name="P1">rosrun rodrigo turtlebot_server.py</text:p>
      <text:p text:style-name="P1">rosservice call /turtle/move_to_pose 0 0 1\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09:47:22.969392713</meta:creation-date>
    <dc:date>2021-05-03T19:41:29.799706166</dc:date>
    <meta:editing-duration>PT6M1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32" meta:character-count="416" meta:non-whitespace-character-count="394"/>
  </office:meta>
</office:document-meta>
</file>